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2109e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cf8be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style:font-size-asian="14pt" style:font-size-complex="14pt"/>
    </style:style>
    <style:style style:name="P5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6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UrbanBody" style:master-page-name="">
      <style:paragraph-properties style:page-number="auto" style:shadow="none"/>
      <style:text-properties style:font-name="Arial" fo:font-size="9pt" fo:font-weight="normal" officeooo:paragraph-rsid="002eb795" style:font-size-asian="9pt" style:font-weight-asian="normal" style:font-size-complex="9pt" style:font-weight-complex="normal"/>
    </style:style>
    <style:style style:name="P10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b152f" style:font-size-asian="10.5pt" style:font-weight-asian="bold" style:font-size-complex="10.5pt" style:font-weight-complex="bold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10.5pt" style:font-size-asian="10.5pt" style:font-size-complex="10.5pt"/>
    </style:style>
    <style:style style:name="P13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14" style:family="paragraph" style:parent-style-name="UrbanBody">
      <style:text-properties style:font-name="Arial" fo:font-size="10.5pt" officeooo:paragraph-rsid="003f2c51" style:font-size-asian="10.5pt" style:font-size-complex="10.5pt"/>
    </style:style>
    <style:style style:name="P15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2056c" style:font-size-asian="10.5pt" style:font-size-complex="10.5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61da0"/>
    </style:style>
    <style:style style:name="T10" style:family="text">
      <style:text-properties officeooo:rsid="00362119"/>
    </style:style>
    <style:style style:name="T11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2" style:family="text">
      <style:text-properties style:font-name="Rubik" fo:font-style="normal" style:text-underline-style="none" fo:font-weight="normal" style:font-style-asian="normal" style:font-weight-asian="normal" style:font-weight-complex="normal"/>
    </style:style>
    <style:style style:name="T13" style:family="text">
      <style:text-properties officeooo:rsid="003491da"/>
    </style:style>
    <style:style style:name="T14" style:family="text">
      <style:text-properties officeooo:rsid="003a6b86"/>
    </style:style>
    <style:style style:name="T15" style:family="text">
      <style:text-properties style:use-window-font-color="true" officeooo:rsid="00406370" fo:background-color="transparent" loext:char-shading-value="0"/>
    </style:style>
    <style:style style:name="T16" style:family="text">
      <style:text-properties officeooo:rsid="00406370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6"><text:span text:style-name="T17">do text</text:span></text:p><text:p text:style-name="P16"><text:span text:style-name="T17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2">S<text:span text:style-name="T8">PW - </text:span>Département d<text:span text:style-name="T16">u développement économique</text:span> - Direction <text:span text:style-name="T15">des implantations commerciales</text:span></text:p><text:p text:style-name="P3">ADRESSE</text:p><text:p text:style-name="P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>Transmis<text:span text:style-name="T9">sion</text:span> <text:span text:style-name="T8">du dossier de permis intégré</text:span></text:p>
      <text:p text:style-name="P5"/>
      <text:p text:style-name="P8"/>
      <text:p text:style-name="P9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0"><text:span text:style-name="T7"><office:annotation><dc:creator>Gauthier Bastien</dc:creator><dc:date>2011-01-13T14:56:41</dc:date><text:p text:style-name="P16"><text:span text:style-name="T17">do text</text:span></text:p><text:p text:style-name="P16"><text:span text:style-name="T17">from document(at=reference, format='odt')</text:span></text:p></office:annotation></text:span><text:span text:style-name="T7">Import depuis reference.odt</text:span></text:p>
      <text:p text:style-name="P11"/>
      <text:p text:style-name="P7"><office:annotation><dc:creator>Gauthier Bastien</dc:creator><dc:date>2011-02-16T16:12:24</dc:date><text:p text:style-name="P16"><text:span text:style-name="T19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18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7"/>
      <text:p text:style-name="P7"><text:span text:style-name="T13">Monsieur le Fonctionnaire des implantations commerciales</text:span>,</text:p>
      <text:p text:style-name="P7"/>
      <text:p text:style-name="P13">Conformément au <text:span text:style-name="T14">décret du 5 février 2015 relatif aux implantations commerciales</text:span>, nous vous prions de trouver, sous ce pli, <text:span text:style-name="T14">un</text:span> exemplaire de la demande introduite le <text:span text:style-name="T5"><text:text-input text:description="Date du récépissé">licence_view.format_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7"/>
      <text:p text:style-name="P14">Nous vous en souhaitons bonne réception et nous vous prions d'agréer, <text:span text:style-name="T14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7">do text</text:span></text:p><text:p text:style-name="P16"><text:span text:style-name="T1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0T15:09:01.295598757</dc:date>
    <dc:language>fr-FR</dc:language>
    <meta:editing-cycles>124</meta:editing-cycles>
    <meta:editing-duration>P1DT9H29M54S</meta:editing-duration>
    <dc:creator>bleybaert</dc:creator>
    <meta:document-statistic meta:table-count="0" meta:image-count="0" meta:object-count="0" meta:page-count="1" meta:paragraph-count="16" meta:word-count="138" meta:character-count="1140" meta:non-whitespace-character-count="1042"/>
    <meta:user-defined meta:name="Info 1"/>
    <meta:user-defined meta:name="Info 2"/>
    <meta:user-defined meta:name="Info 3"/>
    <meta:user-defined meta:name="Info 4"/>
  </office:meta>
</office:document-meta>
</file>